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2903in" fo:keep-together="always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536*"/>
    </style:style>
    <style:style style:name="Table2.B" style:family="table-column">
      <style:table-column-properties style:column-width="3.0903in" style:rel-column-width="4450*"/>
    </style:style>
    <style:style style:name="Table2.C" style:family="table-column">
      <style:table-column-properties style:column-width="1.7313in" style:rel-column-width="24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22in" style:rel-column-width="536*"/>
    </style:style>
    <style:style style:name="Table3.B" style:family="table-column">
      <style:table-column-properties style:column-width="2.3972in" style:rel-column-width="3452*"/>
    </style:style>
    <style:style style:name="Table3.C" style:family="table-column">
      <style:table-column-properties style:column-width="0.9806in" style:rel-column-width="1412*"/>
    </style:style>
    <style:style style:name="Table3.D" style:family="table-column">
      <style:table-column-properties style:column-width="1.5625in" style:rel-column-width="2250*"/>
    </style:style>
    <style:style style:name="Table3.E" style:family="table-column">
      <style:table-column-properties style:column-width="1.6125in" style:rel-column-width="23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f2368" officeooo:paragraph-rsid="001f2368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14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21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27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2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2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30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31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style:font-name="sans-serif" fo:font-size="15pt"/>
    </style:style>
    <style:style style:name="T5" style:family="text">
      <style:text-properties fo:font-size="15pt"/>
    </style:style>
    <style:style style:name="T6" style:family="text">
      <style:text-properties officeooo:rsid="00229eb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11in" draw:visible-area-height="1.9811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ІНІСТЕРСТВО ОСВІТИ І НАУКИ УКРАЇНИ</text:p>
      <text:p text:style-name="P12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3">Дніпровський національний університет<text:line-break/>залізничного транспорту імені академіка В. Лазаряна</text:p>
      <text:p text:style-name="P14"/>
      <text:p text:style-name="P15">Кафедра «Комп'ютерні інформаційні технології»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Додаткове завдання з аналізу інформаційного наповнення сайтів для л.р. № 4.</text:p>
      <text:p text:style-name="P18"/>
      <text:p text:style-name="P18"/>
      <text:p text:style-name="P18"/>
      <text:p text:style-name="P18"/>
      <text:p text:style-name="P18"/>
      <text:p text:style-name="P18"/>
      <text:p text:style-name="P15">Виконав:</text:p>
      <text:p text:style-name="P19">студент гр.ПЗ1911 </text:p>
      <text:p text:style-name="P19">Сафонов Д.Є.</text:p>
      <text:p text:style-name="P27">Прийняла:</text:p>
      <text:p text:style-name="P28"><text:s text:c="2"/>Шаповал І.В.</text:p>
      <text:p text:style-name="P20"/>
      <text:p text:style-name="P20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1"><text:bookmark text:name="page3R_mcid1"/><text:span text:style-name="T2">Дніпро, 202</text:span><text:span text:style-name="T3">2</text:span></text:p>
      <text:p text:style-name="P21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7">Обрані сайти:</text:p>
      <text:list xml:id="list317458000" text:style-name="L1">
        <text:list-item>
          <text:p text:style-name="P30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30"><text:a xlink:type="simple" xlink:href="https://telemart.ua/" text:style-name="Internet_20_link" text:visited-style-name="Visited_20_Internet_20_Link">https://telemart.ua/</text:a></text:p>
        </text:list-item>
        <text:list-item>
          <text:p text:style-name="P30"><text:a xlink:type="simple" xlink:href="https://www.moyo.ua/" text:style-name="Internet_20_link" text:visited-style-name="Visited_20_Internet_20_Link">https://www.moyo.ua/</text:a></text:p>
        </text:list-item>
        <text:list-item>
          <text:p text:style-name="P30"><text:a xlink:type="simple" xlink:href="https://comfy.ua/" text:style-name="Internet_20_link" text:visited-style-name="Visited_20_Internet_20_Link">https://comfy.ua/</text:a></text:p>
        </text:list-item>
      </text:list>
      <text:p text:style-name="P7"/>
      <text:p text:style-name="P32"><text:bookmark text:name="page25R_mcid7"/>Таблиця <text:bookmark text:name="page25R_mcid8"/><text:line-break/>моніторингу інформаційного наповнення веб-сайту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row table:style-name="Table1.1">
          <table:table-cell table:style-name="Table1.A1" table:number-rows-spanned="2" office:value-type="string">
            <text:p text:style-name="P22">№</text:p>
          </table:table-cell>
          <table:table-cell table:style-name="Table1.A1" table:number-rows-spanned="2" office:value-type="string">
            <text:p text:style-name="P8"><text:bookmark text:name="page25R_mcid10"/>Параметри</text:p>
            <text:p text:style-name="P23"/>
          </table:table-cell>
          <table:table-cell table:style-name="Table1.A1" table:number-columns-spanned="6" office:value-type="string">
            <text:p text:style-name="P8"><text:bookmark text:name="page25R_mcid11"/>Значення коефіцієнтів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rows-spanned="2" office:value-type="string">
            <text:p text:style-name="P8"><text:bookmark text:name="page25R_mcid12"/>Зауваження</text:p>
            <text:p text:style-name="P23"/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8"><text:bookmark text:name="page25R_mcid14"/>Кр</text:p>
          </table:table-cell>
          <table:table-cell table:style-name="Table1.C2" office:value-type="string">
            <text:p text:style-name="P9">Кн</text:p>
          </table:table-cell>
          <table:table-cell table:style-name="Table1.C2" office:value-type="string">
            <text:p text:style-name="P9">Кп</text:p>
          </table:table-cell>
          <table:table-cell table:style-name="Table1.C2" office:value-type="string">
            <text:p text:style-name="P9">Ка</text:p>
          </table:table-cell>
          <table:table-cell table:style-name="Table1.C2" office:value-type="string">
            <text:p text:style-name="P9">Кд</text:p>
          </table:table-cell>
          <table:table-cell table:style-name="Table1.C2" office:value-type="string">
            <text:p text:style-name="P9">Кя</text:p>
          </table:table-cell>
          <table:covered-table-cell/>
        </table:table-row>
        <table:table-row table:style-name="Table1.1">
          <table:table-cell table:style-name="Table1.C2" office:value-type="string">
            <text:p text:style-name="P24">1</text:p>
          </table:table-cell>
          <table:table-cell table:style-name="Table1.C2" office:value-type="string">
            <text:p text:style-name="P24">2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>9</text:p>
          </table:table-cell>
        </table:table-row>
        <table:table-row table:style-name="Table1.1">
          <table:table-cell table:style-name="Table1.C2" office:value-type="string">
            <text:p text:style-name="P25">2</text:p>
          </table:table-cell>
          <table:table-cell table:style-name="Table1.C2" office:value-type="string">
            <text:p text:style-name="P3"><text:bookmark text:name="page25R_mcid32"/>Найменування організаці<text:span text:style-name="T6">ї</text:span>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3</text:p>
          </table:table-cell>
          <table:table-cell table:style-name="Table1.C2" office:value-type="string">
            <text:p text:style-name="P3"><text:bookmark text:name="page25R_mcid42"/>Місія, функції, повноваження, <text:line-break/>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4</text:p>
          </table:table-cell>
          <table:table-cell table:style-name="Table1.C2" office:value-type="string">
            <text:p text:style-name="P4"><text:bookmark text:name="page25R_mcid52"/>Структура та керівництво <text:line-break/>організаці<text:span text:style-name="T6">ї</text:span>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5</text:p>
          </table:table-cell>
          <table:table-cell table:style-name="Table1.C2" office:value-type="string">
            <text:p text:style-name="P3"><text:bookmark text:name="page25R_mcid62"/>Прізвище, ім'я та по батькові, <text:line-break/>службові номери засобів зв'язку, <text:line-break/>адреси електронної пошти керівника <text:line-break/>організації та його заступників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6</text:p>
          </table:table-cell>
          <table:table-cell table:style-name="Table1.C2" office:value-type="string">
            <text:p text:style-name="P3"><text:bookmark text:name="page25R_mcid72"/>Місцезнаходження організації та <text:line-break/>відповідних структурних підрозділів <text:line-break/>(поштові адреси, номери телефонів, <text:line-break/>факсів, адреси веб-сайтів та <text:line-break/>електронної пошти)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25">7</text:p>
          </table:table-cell>
          <table:table-cell table:style-name="Table1.C2" office:value-type="string">
            <text:p text:style-name="P3"><text:bookmark text:name="page25R_mcid92"/>Перелік та порядок надання послуг <text:line-break/>організацією, форми і зразки <text:line-break/>документів, правила їх заповнення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8</text:p>
          </table:table-cell>
          <table:table-cell table:style-name="Table1.C2" office:value-type="string">
            <text:p text:style-name="P3"><text:bookmark text:name="page25R_mcid102"/>Надання інформаційних послуг <text:line-break/>загального призначення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9</text:p>
          </table:table-cell>
          <table:table-cell table:style-name="Table1.C2" office:value-type="string">
            <text:p text:style-name="P3"><text:bookmark text:name="page25R_mcid112"/>Відомості про проведення <text:line-break/>консультацій з громадськістю, <text:line-break/>громадської експертизи та <text:line-break/>врахування громадської думки у <text:line-break/>своїй діяльності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10</text:p>
          </table:table-cell>
          <table:table-cell table:style-name="Table1.C2" office:value-type="string">
            <text:p text:style-name="P3"><text:bookmark text:name="page25R_mcid122"/>Порядок складання, подання запиту <text:line-break/>на інформацію, оскарження рішень <text:line-break/>розпорядників інформації, дій чи <text:line-break/>бездіяльності, зразки документів та <text:line-break/>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11</text:p>
          </table:table-cell>
          <table:table-cell table:style-name="Table1.C2" office:value-type="string">
            <text:p text:style-name="P3"><text:bookmark text:name="page27R_mcid1"/>Розпорядок роботи органу та час <text:line-break/>прийому керівництва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12</text:p>
          </table:table-cell>
          <table:table-cell table:style-name="Table1.C2" office:value-type="string">
            <text:p text:style-name="P3"><text:bookmark text:name="page27R_mcid11"/>Перелік і службові номери засобів <text:line-break/>зв'язку підприємств, установ та <text:line-break/>організацій, що належать до сфери <text:line-break/>управління організації, та їх <text:line-break/>керівників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13</text:p>
          </table:table-cell>
          <table:table-cell table:style-name="Table1.C2" office:value-type="string">
            <text:p text:style-name="P3"><text:bookmark text:name="page27R_mcid21"/>Цільові програми у відповідній <text:line-break/>сфері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25">14</text:p>
          </table:table-cell>
          <table:table-cell table:style-name="Table1.C2" office:value-type="string">
            <text:p text:style-name="P3"><text:bookmark text:name="page27R_mcid31"/>Інформаційні ресурси з питань, що <text:line-break/>належать до компетенції організації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7">
          <table:table-cell table:style-name="Table1.C2" office:value-type="string">
            <text:p text:style-name="P25">15</text:p>
          </table:table-cell>
          <table:table-cell table:style-name="Table1.C2" office:value-type="string">
            <text:p text:style-name="P3"><text:bookmark text:name="page27R_mcid41"/>Поточні та заплановані заходи і <text:line-break/>події у відповідній сфері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16</text:p>
          </table:table-cell>
          <table:table-cell table:style-name="Table1.C2" office:value-type="string">
            <text:p text:style-name="P3"><text:bookmark text:name="page27R_mcid51"/>Відомості про наявні вакансії, <text:line-break/>порядок та умови проходження <text:line-break/>конкурсу на заміщення вакантних <text:line-break/>посад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17</text:p>
          </table:table-cell>
          <table:table-cell table:style-name="Table1.C2" office:value-type="string">
            <text:p text:style-name="P3"><text:bookmark text:name="page27R_mcid61"/>Адреса електронної пошти <text:line-break/>структурного підрозділу, <text:line-break/>відповідального за приймання і <text:line-break/>реєстрацію вхідної кореспонденції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18</text:p>
          </table:table-cell>
          <table:table-cell table:style-name="Table1.C2" office:value-type="string">
            <text:p text:style-name="P3"><text:bookmark text:name="page27R_mcid71"/>Інформація про систему обліку, види <text:line-break/>інформації, яку зберігає <text:line-break/>розпорядник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19</text:p>
          </table:table-cell>
          <table:table-cell table:style-name="Table1.C2" office:value-type="string">
            <text:p text:style-name="P3"><text:bookmark text:name="page27R_mcid81"/>Розташування місць, де надаються <text:line-break/>необхідні запитувачам форми і <text:line-break/>бланки установи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0</text:p>
          </table:table-cell>
          <table:table-cell table:style-name="Table1.C2" office:value-type="string">
            <text:p text:style-name="P3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1</text:p>
          </table:table-cell>
          <table:table-cell table:style-name="Table1.C2" office:value-type="string">
            <text:p text:style-name="P3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2</text:p>
          </table:table-cell>
          <table:table-cell table:style-name="Table1.C2" office:value-type="string">
            <text:p text:style-name="P3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3</text:p>
          </table:table-cell>
          <table:table-cell table:style-name="Table1.C2" office:value-type="string">
            <text:p text:style-name="P3"><text:bookmark text:name="page27R_mcid121"/>Підтримка зворотнього зв’язку з <text:line-break/>користувачами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4</text:p>
          </table:table-cell>
          <table:table-cell table:style-name="Table1.C2" office:value-type="string">
            <text:p text:style-name="P6"><text:bookmark text:name="page27R_mcid131"/>Додатковий параметр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6">25</text:p>
          </table:table-cell>
          <table:table-cell table:style-name="Table1.C2" office:value-type="string">
            <text:p text:style-name="P6"><text:bookmark text:name="page27R_mcid1311"/>Додатковий параметр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6">26</text:p>
          </table:table-cell>
          <table:table-cell table:style-name="Table1.C2" office:value-type="string">
            <text:p text:style-name="P3"><text:bookmark text:name="page27R_mcid151"/>Наявність мобільної версії веб-сайту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26">27</text:p>
          </table:table-cell>
          <table:table-cell table:style-name="Table1.C2" office:value-type="string">
            <text:p text:style-name="P3"><text:bookmark text:name="page27R_mcid161"/>Наявність версії веб-сайту для <text:line-break/>слабозорих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6">28</text:p>
          </table:table-cell>
          <table:table-cell table:style-name="Table1.C2" office:value-type="string">
            <text:p text:style-name="P3"><text:bookmark text:name="page27R_mcid171"/>Наявність сервісів, які суттєво <text:line-break/>покращують зручність користування <text:line-break/>веб-сайтом: пошук, мапа, підписка, <text:line-break/>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10"><text:bookmark text:name="page27R_mcid172"/>так(Кс=1,0)/ ні(Кс=0,9<text:line-break/>)</text:p>
          </table:table-cell>
          <table:covered-table-cell/>
          <table:covered-table-cell/>
          <table:table-cell table:style-name="Table1.C2" table:number-columns-spanned="3" office:value-type="string">
            <text:p text:style-name="P10">Перелік сервісів</text:p>
            <text:p text:style-name="P10"/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6">29</text:p>
          </table:table-cell>
          <table:table-cell table:style-name="Table1.C2" office:value-type="string">
            <text:p text:style-name="P3"><text:bookmark text:name="page29R_mcid1"/>Мовні версії веб-сайту</text:p>
            <text:p text:style-name="P24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5"><text:bookmark text:name="page29R_mcid5"/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5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7"/>
      <text:p text:style-name="P32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196254914720">
          <table:table-cell table:style-name="Table3.A1" office:value-type="string">
            <text:p text:style-name="P35">№</text:p>
          </table:table-cell>
          <table:table-cell table:style-name="Table3.A1" office:value-type="string">
            <text:p text:style-name="P8"><text:bookmark text:name="page29R_mcid21"/>Найменування організації</text:p>
          </table:table-cell>
          <table:table-cell table:style-name="Table3.A1" office:value-type="string">
            <text:p text:style-name="P8"><text:bookmark text:name="page29R_mcid22"/>Адреса веб-<text:line-break/>сайту</text:p>
          </table:table-cell>
          <table:table-cell table:style-name="Table3.A1" office:value-type="string">
            <text:p text:style-name="P8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8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4196254914720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7"/>
      <text:p text:style-name="P32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94196244795120">
          <table:table-cell table:style-name="Table2.A1" office:value-type="string">
            <text:p text:style-name="P34">№</text:p>
          </table:table-cell>
          <table:table-cell table:style-name="Table2.A1" office:value-type="string">
            <text:p text:style-name="P8"><text:bookmark text:name="page29R_mcid44"/>Вид інформації </text:p>
          </table:table-cell>
          <table:table-cell table:style-name="Table2.A1" office:value-type="string">
            <text:p text:style-name="P8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8"><text:bookmark text:name="page29R_mcid46"/>Показник якості інформаційного наповнення (Пя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4T17:28:30.423850398</dc:date>
    <meta:editing-duration>PT1H23M14S</meta:editing-duration>
    <meta:editing-cycles>71</meta:editing-cycles>
    <meta:generator>LibreOffice/7.1.7.2$Linux_X86_64 LibreOffice_project/10$Build-2</meta:generator>
    <meta:document-statistic meta:table-count="3" meta:image-count="0" meta:object-count="1" meta:page-count="5" meta:paragraph-count="103" meta:word-count="451" meta:character-count="3523" meta:non-whitespace-character-count="3114"/>
  </office:meta>
</office:document-meta>
</file>